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loli" office:value-type="string" table:number-columns-spanned="3" table:number-rows-spanned="1" table:style-name="ce19">
            <text:p>loli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lola" office:value-type="string" table:number-columns-spanned="3" table:number-rows-spanned="1" table:style-name="ce19">
            <text:p>lola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loli" office:value-type="string" table:number-columns-spanned="3" table:number-rows-spanned="1" table:style-name="ce19">
            <text:p>loli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lola" office:value-type="string" table:number-columns-spanned="3" table:number-rows-spanned="1" table:style-name="ce19">
            <text:p>lola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office:string-value="" office:value-type="string" table:style-name="ce39">
            <text:p/>
          </table:table-cell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office:value-type="string" table:style-name="ce3">
            <text:p>BUREAU</text:p>
          </table:table-cell>
          <table:table-cell office:string-value="" office:value-type="string" table:style-name="ce42">
            <text:p/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